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officeooo:rsid="000eabd5" officeooo:paragraph-rsid="000eabd5" style:font-size-asian="10pt" style:font-size-complex="10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0pt" officeooo:paragraph-rsid="000eb5fe" style:font-size-asian="10pt" style:font-size-complex="10pt"/>
    </style:style>
    <style:style style:name="P6" style:family="paragraph" style:parent-style-name="Standard" style:list-style-name="L1">
      <style:text-properties fo:font-size="10pt" officeooo:paragraph-rsid="000eabd5" style:font-size-asian="10pt" style:font-size-complex="10pt"/>
    </style:style>
    <style:style style:name="P7" style:family="paragraph" style:parent-style-name="Standard" style:list-style-name="L1">
      <style:text-properties fo:font-size="10pt" officeooo:paragraph-rsid="000eb5fe" style:font-size-asian="10pt" style:font-size-complex="10pt"/>
    </style:style>
    <style:style style:name="P8" style:family="paragraph" style:parent-style-name="Standard" style:list-style-name="L1">
      <style:text-properties fo:font-size="10pt" officeooo:rsid="000eb5fe" officeooo:paragraph-rsid="000eb5fe" style:font-size-asian="10pt" style:font-size-complex="10pt"/>
    </style:style>
    <style:style style:name="P9" style:family="paragraph" style:parent-style-name="Standard" style:list-style-name="L3">
      <style:text-properties fo:font-size="10pt" officeooo:rsid="000eb5fe" officeooo:paragraph-rsid="000ffed5" style:font-size-asian="10pt" style:font-size-complex="10pt"/>
    </style:style>
    <style:style style:name="P10" style:family="paragraph" style:parent-style-name="Standard" style:list-style-name="L2">
      <style:text-properties fo:font-size="10pt" officeooo:paragraph-rsid="000eb5fe" style:font-size-asian="10pt" style:font-size-complex="10pt"/>
    </style:style>
    <style:style style:name="P11" style:family="paragraph" style:parent-style-name="Standard" style:list-style-name="L3">
      <style:text-properties fo:font-size="10pt" officeooo:paragraph-rsid="000ffed5" style:font-size-asian="10pt" style:font-size-complex="10pt"/>
    </style:style>
    <style:style style:name="P12" style:family="paragraph" style:parent-style-name="Standard" style:list-style-name="L1">
      <style:text-properties style:font-name="Bitstream Vera Sans Mono" fo:font-size="10pt" fo:font-weight="bold" officeooo:rsid="000eabd5" officeooo:paragraph-rsid="000eb5fe" style:font-size-asian="10pt" style:font-weight-asian="bold" style:font-size-complex="10pt" style:font-weight-complex="bold"/>
    </style:style>
    <style:style style:name="P13" style:family="paragraph" style:parent-style-name="Standard" style:list-style-name="L3">
      <style:text-properties style:font-name="Bitstream Vera Sans Mono" fo:font-size="10pt" fo:font-weight="normal" officeooo:rsid="000ffed5" officeooo:paragraph-rsid="000ffed5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T1" style:family="text">
      <style:text-properties officeooo:rsid="000eab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bd5" style:font-weight-asian="bold" style:font-weight-complex="bold"/>
    </style:style>
    <style:style style:name="T4" style:family="text">
      <style:text-properties fo:font-weight="bold" officeooo:rsid="000eb5f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abd5" style:font-weight-asian="normal" style:font-weight-complex="normal"/>
    </style:style>
    <style:style style:name="T7" style:family="text">
      <style:text-properties fo:font-weight="normal" officeooo:rsid="000ffed5" style:font-weight-asian="normal" style:font-weight-complex="normal"/>
    </style:style>
    <style:style style:name="T8" style:family="text">
      <style:text-properties fo:font-weight="normal" officeooo:rsid="001295bd" style:font-weight-asian="normal" style:font-weight-complex="normal"/>
    </style:style>
    <style:style style:name="T9" style:family="text">
      <style:text-properties style:font-name="Bitstream Vera Sans Mono" fo:font-weight="bold" style:font-weight-asian="bold" style:font-weight-complex="bold"/>
    </style:style>
    <style:style style:name="T10" style:family="text">
      <style:text-properties style:font-name="Bitstream Vera Sans Mono" fo:font-weight="bold" officeooo:rsid="000eabd5" style:font-weight-asian="bold" style:font-weight-complex="bold"/>
    </style:style>
    <style:style style:name="T11" style:family="text">
      <style:text-properties style:font-name="Bitstream Vera Sans Mono" fo:font-weight="bold" officeooo:rsid="000eb5fe" style:font-weight-asian="bold" style:font-weight-complex="bold"/>
    </style:style>
    <style:style style:name="T12" style:family="text">
      <style:text-properties style:font-name="Bitstream Vera Sans Mono" fo:font-weight="bold" officeooo:rsid="000ffed5" style:font-weight-asian="bold" style:font-weight-complex="bold"/>
    </style:style>
    <style:style style:name="T13" style:family="text">
      <style:text-properties style:font-name="Bitstream Vera Sans Mono" fo:font-weight="normal" officeooo:rsid="000ffed5" style:font-weight-asian="normal" style:font-weight-complex="normal"/>
    </style:style>
    <style:style style:name="T14" style:family="text">
      <style:text-properties officeooo:rsid="000eb5fe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0eabd5" style:font-weight-asian="normal" style:font-weight-complex="normal"/>
    </style:style>
    <style:style style:name="T17" style:family="text">
      <style:text-properties style:font-name="Liberation Serif" fo:font-weight="normal" officeooo:rsid="000eb5fe" style:font-weight-asian="normal" style:font-weight-complex="normal"/>
    </style:style>
    <style:style style:name="T18" style:family="text">
      <style:text-properties style:font-name="Liberation Serif" fo:font-weight="normal" officeooo:rsid="000ffed5" style:font-weight-asian="normal" style:font-weight-complex="normal"/>
    </style:style>
    <style:style style:name="T19" style:family="text">
      <style:text-properties style:font-name="Liberation Serif" fo:font-weight="normal" officeooo:rsid="001295bd" style:font-weight-asian="normal" style:font-weight-complex="normal"/>
    </style:style>
    <style:style style:name="T20" style:family="text">
      <style:text-properties style:font-name="Liberation Serif" fo:font-weight="normal" officeooo:rsid="0013c1dc" style:font-weight-asian="normal" style:font-weight-complex="normal"/>
    </style:style>
    <style:style style:name="T21" style:family="text">
      <style:text-properties style:font-name="Liberation Serif" fo:font-weight="bold" officeooo:rsid="000eabd5" style:font-weight-asian="bold" style:font-weight-complex="bold"/>
    </style:style>
    <style:style style:name="T22" style:family="text">
      <style:text-properties style:font-name="Liberation Serif" fo:font-weight="bold" officeooo:rsid="000eb5fe" style:font-weight-asian="bold" style:font-weight-complex="bold"/>
    </style:style>
    <style:style style:name="T23" style:family="text">
      <style:text-properties style:font-name="Liberation Serif" fo:font-weight="bold" officeooo:rsid="000ffed5" style:font-weight-asian="bold" style:font-weight-complex="bold"/>
    </style:style>
    <style:style style:name="T24" style:family="text">
      <style:text-properties officeooo:rsid="000ffed5"/>
    </style:style>
    <style:style style:name="T25" style:family="text">
      <style:text-properties officeooo:rsid="001295bd"/>
    </style:style>
    <style:style style:name="T26" style:family="text">
      <style:text-properties officeooo:rsid="0013c1dc"/>
    </style:style>
    <style:style style:name="T27" style:family="text">
      <style:text-properties style:font-name="Liberation Serif1" fo:font-weight="bold" officeooo:rsid="0013c1dc" style:font-name-asian="Liberation Serif1" style:font-weight-asian="bold" style:font-name-complex="Liberation Serif1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work 1</text:h>
      <text:p text:style-name="P2"/>
      <text:p text:style-name="P2">Due <text:span text:style-name="T25">Monday</text:span> January 1<text:span text:style-name="T25">8</text:span> by <text:span text:style-name="T25">9:30AM</text:span>. Remember you can turn it in late with a 10% per day late <text:span text:style-name="T25">penalty</text:span>.</text:p>
      <text:p text:style-name="P2"/>
      <text:p text:style-name="P2">In this assignment you will write a few different C functions and call them from your <text:span text:style-name="T9">main</text:span> function. Create a directory named <text:span text:style-name="T9">hw1</text:span> in your personal course repo. Note the spelling. Make sure the directory is named <text:span text:style-name="T9">hw1</text:span><text:span text:style-name="T2"> </text:span><text:span text:style-name="T5">and not </text:span><text:span text:style-name="T9">HW1</text:span><text:span text:style-name="T2"> </text:span><text:span text:style-name="T5">or </text:span><text:span text:style-name="T9">Hw1</text:span><text:span text:style-name="T5">, etc. <text:s/>Also, a general rule of thumb as a programmer; never, ever, put spaces in a file name or directory, on any operating system. <text:s/></text:span><text:span text:style-name="T7">Make sure all of the files outlined below are in your </text:span><text:span text:style-name="T12">hw1</text:span><text:span text:style-name="T7"> dire</text:span><text:span text:style-name="T8">c</text:span><text:span text:style-name="T7">tory and in your course repo by the due date </text:span><text:span text:style-name="T8">and time.</text:span></text:p>
      <text:p text:style-name="P2"><text:s/></text:p>
      <text:list xml:id="list4008542890" text:style-name="L1">
        <text:list-item>
          <text:p text:style-name="P6"><text:span text:style-name="T26">[5 points] Write a C function </text:span><text:span text:style-name="T10">sum3or5</text:span><text:span text:style-name="T1"> that takes an integer parameter </text:span><text:span text:style-name="T3">n</text:span><text:span text:style-name="T1"> and returns the sum of the integers less than </text:span><text:span text:style-name="T3">n</text:span><text:span text:style-name="T1"> that are multiples of 3 or 5. For example if </text:span><text:span text:style-name="T3">n</text:span><text:span text:style-name="T1"> was 10 then the function would return 23 because 3 + 5 + 6 + 9 = 23. Put your code in a file named </text:span><text:span text:style-name="T10">sum3or5.c</text:span><text:span text:style-name="T3"> </text:span><text:span text:style-name="T6">and make sure it compiles separately using the command <text:line-break/></text:span><text:span text:style-name="T10">gcc -c sum3or5.c<text:line-break/></text:span></text:p>
        </text:list-item>
        <text:list-item>
          <text:p text:style-name="P8"><text:span text:style-name="T15">This problem should go in a file named </text:span><text:span text:style-name="T9">sequence.c</text:span><text:span text:style-name="T16"> </text:span><text:span text:style-name="T15">and should be separately compilable using the command </text:span><text:span text:style-name="T9">gcc -c sequence.c</text:span></text:p>
          <text:p text:style-name="P12"/>
          <text:list>
            <text:list-item>
              <text:p text:style-name="P7"><text:span text:style-name="T20">[5 points] </text:span><text:span text:style-name="T16">Consider the integer sequence defined as follows. Starting with any positive integer:</text:span></text:p>
            </text:list-item>
          </text:list>
        </text:list-item>
      </text:list>
      <text:p text:style-name="P1"/>
      <text:p text:style-name="P3"><text:span text:style-name="T14">If</text:span> n is even, the next number in the sequence is <text:span text:style-name="T2">n / 2</text:span>. <text:span text:style-name="T14">If</text:span> n is odd, the next number in the sequence is <text:span text:style-name="T2">3n + 1</text:span></text:p>
      <text:p text:style-name="P3">It is conjectured <text:span text:style-name="T14">(though it is not known) </text:span>that every such sequence eventually reaches 1. <text:span text:style-name="T14">For example, if we started with 10 then the sequence is </text:span><text:span text:style-name="T4">10 <text:s/>5 <text:s/>16 <text:s/>8 <text:s/>4 <text:s/>2 <text:s/>1</text:span><text:span text:style-name="T14">.</text:span></text:p>
      <text:p text:style-name="P4"/>
      <text:p text:style-name="P5"><text:span text:style-name="T17">Write a function named </text:span><text:span text:style-name="T11">sequence</text:span><text:span text:style-name="T17"> that takes an integer </text:span><text:span text:style-name="T22">n</text:span><text:span text:style-name="T17"> and returns the length of the sequence generated. <text:s/>In the above example this would be 7.</text:span></text:p>
      <text:p text:style-name="P4"/>
      <text:list xml:id="list195059585" text:style-name="L2">
        <text:list-item>
          <text:p text:style-name="P10"><text:span text:style-name="T20">[5 points] </text:span><text:span text:style-name="T17">Write a function named </text:span><text:span text:style-name="T11">longest</text:span><text:span text:style-name="T17"> that returns the</text:span><text:span text:style-name="T21"> n </text:span><text:span text:style-name="T27">≤</text:span><text:span text:style-name="T21"> 1000000 </text:span><text:span text:style-name="T17">that generates</text:span><text:span text:style-name="T16"> the longest sequence. <text:s text:c="2"/></text:span><text:span text:style-name="T18">This function takes no parameters.</text:span></text:p>
        </text:list-item>
      </text:list>
      <text:p text:style-name="P14"/>
      <text:list xml:id="list2342240872" text:style-name="L3">
        <text:list-item>
          <text:p text:style-name="P9"><text:span text:style-name="T20">[5 points] </text:span><text:span text:style-name="T15">Write a function named </text:span><text:span text:style-name="T9">diamond</text:span><text:span text:style-name="T15"> that </text:span><text:span text:style-name="T18">that prompts the user for and reads a non-negative odd integer</text:span><text:span text:style-name="T23"> n</text:span><text:span text:style-name="T18"> from the user and prints a diamond pattern of </text:span><text:span text:style-name="T23">n</text:span><text:span text:style-name="T18"> lines made up of asterisks. The function should be in a file named </text:span><text:span text:style-name="T12">diamond.c</text:span><text:span text:style-name="T18">. The middle row of asterisks sho</text:span><text:span text:style-name="T19">u</text:span><text:span text:style-name="T18">ld have </text:span><text:span text:style-name="T23">n</text:span><text:span text:style-name="T18"> asterisks. The funct</text:span><text:span text:style-name="T19">o</text:span><text:span text:style-name="T18">in should c</text:span><text:span text:style-name="T19">o</text:span><text:span text:style-name="T18">ntinue to prompt the user until they enter a -1. Here is a sample run of the function.<text:line-break/><text:line-break/></text:span><text:span text:style-name="T13">Enter non-negative odd integer: 5<text:line-break/><text:line-break/> <text:s text:c="4"/>* <text:s/><text:line-break/> <text:s text:c="3"/>***<text:line-break/> <text:s text:c="2"/>*****<text:line-break/> <text:s text:c="3"/>***<text:line-break/> <text:s text:c="4"/>*<text:line-break/><text:line-break/>Enter a non-negative odd integer: 7<text:line-break/><text:line-break/> <text:s text:c="6"/>*<text:line-break/> <text:s text:c="5"/>***<text:line-break/> <text:s text:c="4"/>*****<text:line-break/> <text:s text:c="3"/>*******<text:line-break/> <text:s text:c="4"/>*****<text:line-break/> <text:s text:c="5"/>***<text:line-break/> <text:s text:c="6"/>*</text:span></text:p>
          <text:p text:style-name="P13"/>
          <text:p text:style-name="P13">Enter a non-negative odd integer: -1</text:p>
          <text:p text:style-name="P13">Bye!<text:line-break/></text:p>
        </text:list-item>
        <text:list-item>
          <text:p text:style-name="P11"><text:span text:style-name="T24">Write a function named </text:span><text:span text:style-name="T12">main</text:span><text:span text:style-name="T24"> in a file named</text:span><text:span text:style-name="T12"> main.c </text:span><text:span text:style-name="T24">and calls each of your functions abov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0:09:39.665954145</meta:creation-date>
    <dc:date>2022-02-28T08:18:47.782146830</dc:date>
    <meta:editing-duration>PT13M52S</meta:editing-duration>
    <meta:editing-cycles>5</meta:editing-cycles>
    <meta:generator>LibreOffice/6.1.5.2$Linux_ARM_EABI LibreOffice_project/10$Build-2</meta:generator>
    <meta:document-statistic meta:table-count="0" meta:image-count="0" meta:object-count="0" meta:page-count="1" meta:paragraph-count="15" meta:word-count="456" meta:character-count="2455" meta:non-whitespace-character-count="1937"/>
  </office:meta>
</office:document-meta>
</file>